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fo:font-weight="bold" officeooo:rsid="0019c1eb" officeooo:paragraph-rsid="0019c1eb"/>
    </style:style>
    <style:style style:name="P2" style:family="paragraph" style:parent-style-name="Standard">
      <style:text-properties fo:color="#3d495c" style:font-name="Verdana" officeooo:rsid="0019c1eb" officeooo:paragraph-rsid="0019c1eb"/>
    </style:style>
    <style:style style:name="P3" style:family="paragraph" style:parent-style-name="Standard">
      <style:text-properties fo:color="#3d495c" style:font-name="Verdana" officeooo:rsid="0019c1eb" officeooo:paragraph-rsid="0019c1eb" loext:padding="0.049cm" loext:border="0.06pt solid #e1e5eb"/>
    </style:style>
    <style:style style:name="P4" style:family="paragraph" style:parent-style-name="Standard">
      <style:text-properties fo:color="#3d495c" style:font-name="Verdana" officeooo:rsid="0019c1eb" officeooo:paragraph-rsid="0021f7cb" loext:padding="0.049cm" loext:border="0.06pt solid #e1e5eb"/>
    </style:style>
    <style:style style:name="P5" style:family="paragraph" style:parent-style-name="Standard">
      <style:text-properties loext:padding="0.049cm" loext:border="0.06pt solid #e1e5eb"/>
    </style:style>
    <style:style style:name="P6" style:family="paragraph" style:parent-style-name="Standard">
      <style:text-properties officeooo:paragraph-rsid="0020890c"/>
    </style:style>
    <style:style style:name="P7" style:family="paragraph" style:parent-style-name="Standard">
      <style:text-properties officeooo:paragraph-rsid="00215e3d"/>
    </style:style>
    <style:style style:name="P8" style:family="paragraph" style:parent-style-name="Standard">
      <style:text-properties officeooo:paragraph-rsid="00232fac"/>
    </style:style>
    <style:style style:name="P9" style:family="paragraph" style:parent-style-name="Standard">
      <style:text-properties officeooo:rsid="0024ccd4" officeooo:paragraph-rsid="0024ccd4"/>
    </style:style>
    <style:style style:name="P10" style:family="paragraph" style:parent-style-name="Text_20_body">
      <style:text-properties officeooo:rsid="00183bb6" officeooo:paragraph-rsid="00183bb6"/>
    </style:style>
    <style:style style:name="P11" style:family="paragraph" style:parent-style-name="Text_20_body">
      <style:text-properties officeooo:rsid="0019c1eb" officeooo:paragraph-rsid="0019c1eb"/>
    </style:style>
    <style:style style:name="P12" style:family="paragraph" style:parent-style-name="Text_20_body">
      <style:text-properties fo:color="#3d495c" style:font-name="Verdana" officeooo:rsid="0019c1eb" officeooo:paragraph-rsid="0019c1eb"/>
    </style:style>
    <style:style style:name="P13" style:family="paragraph" style:parent-style-name="Text_20_body">
      <style:text-properties fo:color="#3d495c" style:font-name="Verdana" officeooo:rsid="001e5943" officeooo:paragraph-rsid="001e5943"/>
    </style:style>
    <style:style style:name="P14" style:family="paragraph" style:parent-style-name="Text_20_body">
      <style:text-properties officeooo:rsid="001e5943" officeooo:paragraph-rsid="001e5943"/>
    </style:style>
    <style:style style:name="P15" style:family="paragraph" style:parent-style-name="Text_20_body">
      <style:text-properties officeooo:rsid="0024ccd4" officeooo:paragraph-rsid="0024ccd4"/>
    </style:style>
    <style:style style:name="P16" style:family="paragraph" style:parent-style-name="Text_20_body">
      <style:text-properties officeooo:rsid="0026f02c" officeooo:paragraph-rsid="0026f02c"/>
    </style:style>
    <style:style style:name="P17" style:family="paragraph" style:parent-style-name="Text_20_body">
      <style:text-properties officeooo:rsid="002ba5ba" officeooo:paragraph-rsid="002ba5ba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cm" loext:contextual-spacing="false"/>
      <style:text-properties loext:padding="0.049cm" loext:border="0.06pt solid #e1e5eb"/>
    </style:style>
    <style:style style:name="P20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21" style:family="paragraph" style:parent-style-name="Heading_20_4">
      <style:text-properties fo:color="#3d495c" style:font-name="Verdana" fo:font-weight="bold" officeooo:rsid="0019c1eb" officeooo:paragraph-rsid="0019c1eb"/>
    </style:style>
    <style:style style:name="P22" style:family="paragraph" style:parent-style-name="Heading_20_4">
      <style:text-properties officeooo:paragraph-rsid="00232fac"/>
    </style:style>
    <style:style style:name="P23" style:family="paragraph" style:parent-style-name="Quotations">
      <style:text-properties fo:color="#3d495c" style:font-name="Verdana" officeooo:rsid="0019c1eb" officeooo:paragraph-rsid="0019c1eb"/>
    </style:style>
    <style:style style:name="P24" style:family="paragraph" style:parent-style-name="Quotations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6" style:family="paragraph" style:parent-style-name="Preformatted_20_Text">
      <style:text-properties officeooo:paragraph-rsid="002ba5ba"/>
    </style:style>
    <style:style style:name="P27" style:family="paragraph" style:parent-style-name="Standard" style:list-style-name="L17">
      <style:paragraph-properties fo:margin-top="0cm" fo:margin-bottom="0cm" loext:contextual-spacing="false" fo:padding="0.049cm" fo:border="0.06pt solid #e1e5eb"/>
    </style:style>
    <style:style style:name="P28" style:family="paragraph" style:parent-style-name="Text_20_body">
      <style:text-properties officeooo:rsid="002ba5ba" officeooo:paragraph-rsid="002ba5ba"/>
    </style:style>
    <style:style style:name="P29" style:family="paragraph" style:parent-style-name="Text_20_body">
      <style:text-properties officeooo:paragraph-rsid="002ba5ba"/>
    </style:style>
    <style:style style:name="P30" style:family="paragraph" style:parent-style-name="Text_20_body">
      <style:text-properties officeooo:rsid="002da7c7" officeooo:paragraph-rsid="002da7c7"/>
    </style:style>
    <style:style style:name="P3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32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3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4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5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6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7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8" style:family="paragraph" style:parent-style-name="Text_20_body" style:list-style-name="L8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9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0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1" style:family="paragraph" style:parent-style-name="Text_20_body" style:list-style-name="L1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2" style:family="paragraph" style:parent-style-name="Text_20_body" style:list-style-name="L1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3" style:family="paragraph" style:parent-style-name="Text_20_body" style:list-style-name="L13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4" style:family="paragraph" style:parent-style-name="Text_20_body" style:list-style-name="L14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5" style:family="paragraph" style:parent-style-name="Text_20_body" style:list-style-name="L15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6" style:family="paragraph" style:parent-style-name="Text_20_body" style:list-style-name="L16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7" style:family="paragraph" style:parent-style-name="Text_20_body" style:list-style-name="L17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8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49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50" style:family="paragraph" style:parent-style-name="Text_20_body" style:list-style-name="L3">
      <style:paragraph-properties fo:margin-top="0cm" fo:margin-bottom="0cm" loext:contextual-spacing="false" fo:padding="0.049cm" fo:border="0.06pt solid #e1e5eb"/>
    </style:style>
    <style:style style:name="P51" style:family="paragraph" style:parent-style-name="Text_20_body" style:list-style-name="L4">
      <style:paragraph-properties fo:margin-top="0cm" fo:margin-bottom="0cm" loext:contextual-spacing="false" fo:padding="0.049cm" fo:border="0.06pt solid #e1e5eb"/>
    </style:style>
    <style:style style:name="P52" style:family="paragraph" style:parent-style-name="Text_20_body" style:list-style-name="L11">
      <style:paragraph-properties fo:margin-top="0cm" fo:margin-bottom="0cm" loext:contextual-spacing="false" fo:padding="0.049cm" fo:border="0.06pt solid #e1e5eb"/>
    </style:style>
    <style:style style:name="P53" style:family="paragraph" style:parent-style-name="Text_20_body" style:list-style-name="L12">
      <style:paragraph-properties fo:margin-top="0cm" fo:margin-bottom="0cm" loext:contextual-spacing="false" fo:padding="0.049cm" fo:border="0.06pt solid #e1e5eb"/>
    </style:style>
    <style:style style:name="P54" style:family="paragraph" style:parent-style-name="Text_20_body" style:list-style-name="L13">
      <style:paragraph-properties fo:margin-top="0cm" fo:margin-bottom="0cm" loext:contextual-spacing="false" fo:padding="0.049cm" fo:border="0.06pt solid #e1e5eb"/>
    </style:style>
    <style:style style:name="P55" style:family="paragraph" style:parent-style-name="Text_20_body" style:list-style-name="L14">
      <style:paragraph-properties fo:margin-top="0cm" fo:margin-bottom="0cm" loext:contextual-spacing="false" fo:padding="0.049cm" fo:border="0.06pt solid #e1e5eb"/>
    </style:style>
    <style:style style:name="P56" style:family="paragraph" style:parent-style-name="Text_20_body" style:list-style-name="L15">
      <style:paragraph-properties fo:margin-top="0cm" fo:margin-bottom="0cm" loext:contextual-spacing="false" fo:padding="0.049cm" fo:border="0.06pt solid #e1e5eb"/>
    </style:style>
    <style:style style:name="P57" style:family="paragraph" style:parent-style-name="Text_20_body" style:list-style-name="L16">
      <style:paragraph-properties fo:margin-top="0cm" fo:margin-bottom="0cm" loext:contextual-spacing="false" fo:padding="0.049cm" fo:border="0.06pt solid #e1e5eb"/>
    </style:style>
    <style:style style:name="P58" style:family="paragraph" style:parent-style-name="Text_20_body" style:list-style-name="L17">
      <style:paragraph-properties fo:margin-top="0cm" fo:margin-bottom="0cm" loext:contextual-spacing="false" fo:padding="0.049cm" fo:border="0.06pt solid #e1e5eb"/>
    </style:style>
    <style:style style:name="P59" style:family="paragraph" style:parent-style-name="Text_20_body" style:list-style-name="L17">
      <style:paragraph-properties fo:margin-top="0cm" fo:margin-bottom="0cm" loext:contextual-spacing="false" fo:padding="0.049cm" fo:border="0.06pt solid #e1e5eb"/>
      <style:text-properties officeooo:paragraph-rsid="002791e7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fo:color="#e83e8c" style:font-name="SFMono-Regular" fo:font-size="10.5pt" officeooo:rsid="0019c1eb" loext:padding="0.049cm" loext:border="0.06pt solid #e1e5eb"/>
    </style:style>
    <style:style style:name="T3" style:family="text">
      <style:text-properties fo:font-weight="bold" loext:padding="0.049cm" loext:border="0.06pt solid #e1e5eb"/>
    </style:style>
    <style:style style:name="T4" style:family="text">
      <style:text-properties loext:padding="0.049cm" loext:border="0.06pt solid #e1e5eb"/>
    </style:style>
    <style:style style:name="T5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6" style:family="text">
      <style:text-properties fo:font-variant="normal" fo:text-transform="none" fo:color="#e83e8c" style:font-name="SFMono-Regular" fo:font-size="10.5pt" fo:letter-spacing="normal" fo:font-style="normal" fo:font-weight="normal" officeooo:rsid="0019c1eb" loext:padding="0.049cm" loext:border="0.06pt solid #e1e5eb"/>
    </style:style>
    <style:style style:name="T7" style:family="text">
      <style:text-properties fo:font-variant="normal" fo:text-transform="none" fo:color="#e83e8c" style:font-name="SFMono-Regular" fo:font-size="10.5pt" fo:letter-spacing="normal" fo:font-style="normal" fo:font-weight="bold" loext:padding="0.049cm" loext:border="0.06pt solid #e1e5eb"/>
    </style:style>
    <style:style style:name="T8" style:family="text">
      <style:text-properties fo:font-variant="normal" fo:text-transform="none" fo:color="#e83e8c" style:font-name="SFMono-Regular" fo:font-size="10.5pt" fo:letter-spacing="normal" fo:font-weight="bold" loext:padding="0.049cm" loext:border="0.06pt solid #e1e5eb"/>
    </style:style>
    <style:style style:name="T9" style:family="text">
      <style:text-properties fo:font-variant="normal" fo:text-transform="none" fo:color="#3d495c" style:font-name="SFMono-Regular" fo:font-size="10.5pt" fo:letter-spacing="normal" fo:font-style="normal" fo:font-weight="normal" loext:padding="0.049cm" loext:border="0.06pt solid #e1e5eb"/>
    </style:style>
    <style:style style:name="T10" style:family="text">
      <style:text-properties fo:font-variant="normal" fo:text-transform="none" fo:color="#3d495c" style:font-name="Verdana" fo:font-size="10.5pt" fo:letter-spacing="normal" fo:font-style="normal" fo:font-weight="normal" loext:padding="0.049cm" loext:border="0.06pt solid #e1e5eb"/>
    </style:style>
    <style:style style:name="T11" style:family="text">
      <style:text-properties fo:font-variant="normal" fo:text-transform="none" fo:color="#3d495c" style:font-name="Verdana1" fo:font-size="10.5pt" fo:letter-spacing="normal" fo:font-style="normal" fo:font-weight="bold" loext:padding="0.049cm" loext:border="0.06pt solid #e1e5eb"/>
    </style:style>
    <style:style style:name="T12" style:family="text">
      <style:text-properties fo:font-variant="normal" fo:text-transform="none" fo:color="#66d9ef" style:font-name="Consolas" fo:font-size="12pt" fo:letter-spacing="normal" fo:font-style="normal" fo:font-weight="normal" loext:padding="0.049cm" loext:border="0.06pt solid #e1e5eb"/>
    </style:style>
    <style:style style:name="T13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14" style:family="text">
      <style:text-properties fo:font-variant="normal" fo:text-transform="none" fo:color="#f8f8f2" fo:letter-spacing="normal" loext:padding="0.049cm" loext:border="0.06pt solid #e1e5eb"/>
    </style:style>
    <style:style style:name="T15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T16" style:family="text">
      <style:text-properties style:font-name="Verdana2" loext:padding="0.049cm" loext:border="0.06pt solid #e1e5eb"/>
    </style:style>
    <style:style style:name="T17" style:family="text">
      <style:text-properties style:font-name="Verdana1" fo:font-weight="bold" loext:padding="0.049cm" loext:border="0.06pt solid #e1e5eb"/>
    </style:style>
    <style:style style:name="T18" style:family="text">
      <style:text-properties fo:color="#3d495c"/>
    </style:style>
    <style:style style:name="T19" style:family="text">
      <style:text-properties fo:color="#3d495c" style:font-name="Verdana"/>
    </style:style>
    <style:style style:name="T20" style:family="text">
      <style:text-properties fo:color="#3d495c" style:font-name="Verdana" officeooo:rsid="0019c1eb" loext:padding="0.049cm" loext:border="0.06pt solid #e1e5eb"/>
    </style:style>
    <style:style style:name="T21" style:family="text">
      <style:text-properties fo:color="#3d495c" style:font-name="Verdana" fo:font-weight="bold" officeooo:rsid="0019c1eb" loext:padding="0.049cm" loext:border="0.06pt solid #e1e5eb"/>
    </style:style>
    <style:style style:name="T22" style:family="text">
      <style:text-properties fo:color="#3d495c" style:font-name="Verdana" fo:font-weight="bold" loext:padding="0.049cm" loext:border="0.06pt solid #e1e5eb"/>
    </style:style>
    <style:style style:name="T23" style:family="text">
      <style:text-properties fo:color="#3d495c" style:font-name="Verdana" loext:padding="0.049cm" loext:border="0.06pt solid #e1e5eb"/>
    </style:style>
    <style:style style:name="T24" style:family="text">
      <style:text-properties fo:color="#3d495c" style:font-name="Verdana2" loext:padding="0.049cm" loext:border="0.06pt solid #e1e5eb"/>
    </style:style>
    <style:style style:name="T25" style:family="text">
      <style:text-properties fo:color="#3d495c" style:font-name="Verdana2" officeooo:rsid="0019c1eb" loext:padding="0.049cm" loext:border="0.06pt solid #e1e5eb"/>
    </style:style>
    <style:style style:name="T26" style:family="text">
      <style:text-properties fo:color="#3d495c" style:font-name="Verdana1" fo:font-weight="bold" loext:padding="0.049cm" loext:border="0.06pt solid #e1e5eb"/>
    </style:style>
    <style:style style:name="T27" style:family="text">
      <style:text-properties fo:color="#3d495c" style:font-name="Verdana1" fo:font-weight="bold" officeooo:rsid="0019c1eb" loext:padding="0.049cm" loext:border="0.06pt solid #e1e5eb"/>
    </style:style>
    <style:style style:name="T28" style:family="text">
      <style:text-properties officeooo:rsid="001e5943"/>
    </style:style>
    <style:style style:name="T29" style:family="text">
      <style:text-properties officeooo:rsid="0024ccd4"/>
    </style:style>
    <style:style style:name="T30" style:family="text">
      <style:text-properties officeooo:rsid="0026f02c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l 15 – gerenciamento de estado com Redux</text:p>
      <text:h text:style-name="Heading_20_1" text:outline-level="1">Day 1: introdução</text:h>
      <text:p text:style-name="P10">22/02/22</text:p>
      <text:p text:style-name="P10">O redux é uma ferramenta composta por diversas peças.</text:p>
      <text:p text:style-name="P11">O store guarda as informações, todos os componentes podem interagir com ele. Ele guarda o state.</text:p>
      <text:p text:style-name="P11">Action é o objeto que contém informaçao do que será feito no estado. É um pedido de atualização.</text:p>
      <text:p text:style-name="P11">O reducer é uma entidade que recebe todas as actions e passa para o store. Ele define como as informações serão atualizadas na store. Reduce é uma função que sempre pega o estado atual e atualiza com a info.</text:p>
      <text:p text:style-name="P11">Dispatch é uma função que envia as actions para o reducer. Ela recebe como parâmetro a action.</text:p>
      <text:p text:style-name="P11">Para recuperar o state do store usamos uma função getState.</text:p>
      <text:h text:style-name="P1" text:outline-level="5">Actions</text:h>
      <text:p text:style-name="P18"><text:span text:style-name="T4">As </text:span><text:span text:style-name="Source_20_Text"><text:span text:style-name="T1">actions</text:span></text:span><text:span text:style-name="T4"> , como o nome indica, são as possíveis ações que seu sistema pode executar na </text:span><text:span text:style-name="Source_20_Text"><text:span text:style-name="T1">store</text:span></text:span><text:span text:style-name="T4"> . Elas atuam como uma regra de negócio para manter os dados dos estados da aplicação e as suas mudanças previsíveis e consistentes. É bem comum ouvirmos que as </text:span><text:span text:style-name="Source_20_Text"><text:span text:style-name="T1">actions</text:span></text:span><text:span text:style-name="T4"> são </text:span><text:span text:style-name="Strong_20_Emphasis"><text:span text:style-name="Emphasis"><text:span text:style-name="T3">intenções </text:span></text:span></text:span><text:span text:style-name="T4">(grave esse termo) de mudança de estado (para usar um termo mais técnico).</text:span></text:p>
      <text:h text:style-name="P1" text:outline-level="5">Store</text:h>
      <text:p text:style-name="P18"><text:span text:style-name="T4">A </text:span><text:span text:style-name="Source_20_Text"><text:span text:style-name="T1">store</text:span></text:span><text:span text:style-name="T4"> é onde o estado da sua aplicação fica registrado e protegido. As mudanças ou consultas feitas na </text:span><text:span text:style-name="Source_20_Text"><text:span text:style-name="T1">store</text:span></text:span><text:span text:style-name="T4"> precisam estar definidas anteriormente numa </text:span><text:span text:style-name="Source_20_Text"><text:span text:style-name="T1">action</text:span></text:span><text:span text:style-name="T4"> . Isso garante a integridade dos dados, como explicado anteriormente.</text:span></text:p>
      <text:h text:style-name="P1" text:outline-level="5">Reducers</text:h>
      <text:p text:style-name="P18"><text:span text:style-name="T4">Os </text:span><text:span text:style-name="Source_20_Text"><text:span text:style-name="T1">reducers</text:span></text:span><text:span text:style-name="T4"> são responsáveis por manipular a </text:span><text:span text:style-name="Source_20_Text"><text:span text:style-name="T1">store</text:span></text:span><text:span text:style-name="T4"> seguindo as regras definidas pelas </text:span><text:span text:style-name="Source_20_Text"><text:span text:style-name="T1">actions</text:span></text:span><text:span text:style-name="T4"> . Os </text:span><text:span text:style-name="Source_20_Text"><text:span text:style-name="T1">reducers</text:span></text:span><text:span text:style-name="T4"> são importantes para evitar a manipulação direta da </text:span><text:span text:style-name="Source_20_Text"><text:span text:style-name="T1">store</text:span></text:span><text:span text:style-name="T4"> e facilitam a manutenção do código.</text:span></text:p>
      <text:p text:style-name="P12">Primeiro vamos criar a nossa aplicação e instalar o Redux executando os comandos abaixo no terminal:</text:p>
      <text:p text:style-name="P12">npm init -y</text:p>
      <text:p text:style-name="P12">npm install redux</text:p>
      <text:p text:style-name="P12">Após a instalação, vamos criar uma arquivo <text:span text:style-name="Source_20_Text"><text:span text:style-name="T5">index.js</text:span></text:span> e importar o Redux:</text:p>
      <text:p text:style-name="P12">const Redux = require('redux');</text:p>
      <text:p text:style-name="P2"><text:soft-page-break/><text:span text:style-name="T4">Agora vamos criar uma pequena </text:span><text:span text:style-name="Source_20_Text"><text:span text:style-name="T1">store</text:span></text:span><text:span text:style-name="T4"> e vamos acessá-la, retornando o estado que guardamos nela e criando uma </text:span><text:span text:style-name="Source_20_Text"><text:span text:style-name="T1">action</text:span></text:span><text:span text:style-name="T4"> para alterá-lo.</text:span></text:p>
      <text:p text:style-name="Standard"><text:span text:style-name="T4">Primeiro vamos criar e retornar a nossa </text:span><text:span text:style-name="Source_20_Text"><text:span text:style-name="T1">store</text:span></text:span><text:span text:style-name="T4"> :</text:span></text:p>
      <text:p text:style-name="P12">Uma <text:span text:style-name="Source_20_Text"><text:span text:style-name="T5">store</text:span></text:span> só funciona se passarmos uma função que será responsável por alterar os dados dela: o <text:span text:style-name="Source_20_Text"><text:span text:style-name="T5">reducer</text:span></text:span> . O <text:span text:style-name="Source_20_Text"><text:span text:style-name="T5">reducer</text:span></text:span> recebe como primeiro parâmetro um state, sendo que seu retorno substituirá o state da <text:span text:style-name="Source_20_Text"><text:span text:style-name="T5">store</text:span></text:span> . Para fins didáticos, iremos montar o reducer no mesmo arquivo, mas a boa prática é fazer em um arquivo separado.</text:p>
      <text:p text:style-name="P12">Inicialmente o <text:span text:style-name="Source_20_Text"><text:span text:style-name="T5">state</text:span></text:span> vem como <text:span text:style-name="Source_20_Text"><text:span text:style-name="T5">undefined</text:span></text:span> , e não queremos isto. Então iremos atribuir a ele um valor padrão.</text:p>
      <text:p text:style-name="P12">const reducer = (state = { login: false, email: "" }) =&gt; {</text:p>
      <text:p text:style-name="P12">return state;</text:p>
      <text:p text:style-name="P12">};</text:p>
      <text:p text:style-name="P12"/>
      <text:p text:style-name="P12">const store = Redux.createStore(reducer);</text:p>
      <text:p text:style-name="P12">Agora sim, nosso <text:span text:style-name="Source_20_Text"><text:span text:style-name="T5">reducer</text:span></text:span> está pronto! Mas o que acontece se nosso valor inicial (que podemos chamar de estado inicial) ficar muito grande? Nosso código vai ficar "bagunçado" né?! Então podemos reescrevê-lo.</text:p>
      <text:p text:style-name="P12">const ESTADO_INICIAL = {</text:p>
      <text:p text:style-name="P12">login: false,</text:p>
      <text:p text:style-name="P12">email: "",</text:p>
      <text:p text:style-name="P12">};</text:p>
      <text:p text:style-name="P12"/>
      <text:p text:style-name="P12">const reducer = (state = ESTADO_INICIAL) =&gt; {</text:p>
      <text:p text:style-name="P12">return state;</text:p>
      <text:p text:style-name="P12">};</text:p>
      <text:p text:style-name="P12"/>
      <text:p text:style-name="P12">const store = Redux.createStore(reducer);</text:p>
      <text:p text:style-name="P12"/>
      <text:p text:style-name="P12">Nosso <text:span text:style-name="Source_20_Text"><text:span text:style-name="T5">reducer</text:span></text:span> está montado e possui o nosso estado inicial da aplicação. Vamos verificar o <text:span text:style-name="Source_20_Text"><text:span text:style-name="T5">output</text:span></text:span> quando acessamos a store com a função <text:span text:style-name="Source_20_Text"><text:span text:style-name="T5">getState()</text:span></text:span> .</text:p>
      <text:p text:style-name="P12">Mas e se precisarmos alterar o dado que está no estado? A peça que tem esta função é a <text:span text:style-name="Source_20_Text"><text:span text:style-name="T5">action</text:span></text:span> ! Uma <text:span text:style-name="Source_20_Text"><text:span text:style-name="T5">action</text:span></text:span> é um objeto <text:span text:style-name="Emphasis"><text:span text:style-name="T16">JavaScript </text:span></text:span>que tem pelo menos uma propriedade <text:span text:style-name="Source_20_Text"><text:span text:style-name="T5">type</text:span></text:span> e é responsável por comunicar ao <text:span text:style-name="Source_20_Text"><text:span text:style-name="T5">reducer</text:span></text:span> uma mudança a ser feita na <text:span text:style-name="Source_20_Text"><text:span text:style-name="T5">store</text:span></text:span> . Em <text:span text:style-name="Source_20_Text"><text:span text:style-name="T5">Redux</text:span></text:span> nós utilizamos o <text:span text:style-name="Source_20_Text"><text:span text:style-name="T5">actionCreator</text:span></text:span> , que nada mais do <text:soft-page-break/>que uma função que retorna uma <text:span text:style-name="Source_20_Text"><text:span text:style-name="T5">action</text:span></text:span> . Para o nosso exemplo, iremos usar uma <text:span text:style-name="Source_20_Text"><text:span text:style-name="T5">actionCreator</text:span></text:span> chamada <text:span text:style-name="Emphasis"><text:span text:style-name="T16">fazerLogin </text:span></text:span>. Esta função irá enviar uma <text:span text:style-name="Source_20_Text"><text:span text:style-name="T5">action</text:span></text:span> ao nosso <text:span text:style-name="Source_20_Text"><text:span text:style-name="T5">reducer</text:span></text:span> , com a intenção de alterar para <text:span text:style-name="Emphasis"><text:span text:style-name="T16">verdadeiro </text:span></text:span>a chave <text:span text:style-name="Emphasis"><text:span text:style-name="T16">login </text:span></text:span>da nossa <text:span text:style-name="Source_20_Text"><text:span text:style-name="T5">store</text:span></text:span> .</text:p>
      <text:p text:style-name="P12">const fazerLogin = (email) =&gt; ({</text:p>
      <text:p text:style-name="P12"><text:s text:c="2"/>type: "LOGIN",</text:p>
      <text:p text:style-name="P12"><text:s text:c="2"/>email});</text:p>
      <text:p text:style-name="P12"/>
      <text:p text:style-name="P12">const ESTADO_INICIAL = {</text:p>
      <text:p text:style-name="P12"><text:s text:c="2"/>login: false,</text:p>
      <text:p text:style-name="P12"><text:s text:c="2"/>email: "",</text:p>
      <text:p text:style-name="P12">};</text:p>
      <text:p text:style-name="P12"/>
      <text:p text:style-name="P12">const reducer = (state = ESTADO_INICIAL, action) =&gt; {</text:p>
      <text:p text:style-name="P12"><text:s text:c="2"/>switch (action.type) {</text:p>
      <text:p text:style-name="P12"><text:s text:c="4"/>case "LOGIN":</text:p>
      <text:p text:style-name="P12"><text:s text:c="6"/>return {</text:p>
      <text:p text:style-name="P12"><text:s text:c="8"/>...state,</text:p>
      <text:p text:style-name="P12"><text:s text:c="8"/>login: !state.login,</text:p>
      <text:p text:style-name="P12"><text:s text:c="8"/>email: action.email,</text:p>
      <text:p text:style-name="P12"><text:s text:c="6"/>};</text:p>
      <text:p text:style-name="P12"><text:s text:c="4"/>default: // No switch, sempre precisamos ter um caso default!</text:p>
      <text:p text:style-name="P12"><text:s text:c="6"/>return state;</text:p>
      <text:p text:style-name="P12"><text:s text:c="2"/>}</text:p>
      <text:p text:style-name="P12">};</text:p>
      <text:p text:style-name="P12"/>
      <text:p text:style-name="P12">const store = Redux.createStore(reducer);</text:p>
      <text:p text:style-name="P12"/>
      <text:p text:style-name="P12">store.dispatch(fazerLogin("alguem@email.com"));</text:p>
      <text:p text:style-name="P12"/>
      <text:p text:style-name="P12">console.log(store.getState());</text:p>
      <text:p text:style-name="P12"/>
      <text:p text:style-name="P12"><text:soft-page-break/>// { login: true, email: 'alguem@email.com' }</text:p>
      <text:p text:style-name="P12">Conseguimos mudar o estado da <text:span text:style-name="Source_20_Text"><text:span text:style-name="T5">store</text:span></text:span> utilizando o <text:span text:style-name="Source_20_Text"><text:span text:style-name="T5">dispatch</text:span></text:span> . Ele despacha nossa <text:span text:style-name="Source_20_Text"><text:span text:style-name="T5">action</text:span></text:span> para dentro do <text:span text:style-name="Source_20_Text"><text:span text:style-name="T5">reducer</text:span></text:span> , para que nosso estado seja alterado. Note, também, que o <text:span text:style-name="Source_20_Text"><text:span text:style-name="T5">reducer</text:span></text:span> retorna <text:span text:style-name="Strong_20_Emphasis"><text:span text:style-name="T17">todo o estado </text:span></text:span>, e não somente o que será modificado. Retornamos, então, um objeto que contém todos os dados atuais do estado <text:span text:style-name="Source_20_Text"><text:span text:style-name="T5">{ ...state }</text:span></text:span> mais as chaves que serão modificadas pela action! </text:p>
      <text:h text:style-name="Heading_20_1" text:outline-level="1">Combinando reducers</text:h>
      <text:p text:style-name="P25"><text:span text:style-name="T19">Agora temos acesso a ambos </text:span><text:span text:style-name="Source_20_Text"><text:span text:style-name="T5">reducers</text:span></text:span><text:span text:style-name="T18"> </text:span><text:span text:style-name="T19">armazenados na store. Em </text:span><text:span text:style-name="Source_20_Text"><text:span text:style-name="T5">reducers</text:span></text:span><text:span text:style-name="T18"> </text:span><text:span text:style-name="T19">combinados, as </text:span><text:span text:style-name="Source_20_Text"><text:span text:style-name="T5">actions</text:span></text:span><text:span text:style-name="T18"> </text:span><text:span text:style-name="T19">podem ser escritas normalmente, pois todos eles escutam a </text:span><text:span text:style-name="Source_20_Text"><text:span text:style-name="T5">action</text:span></text:span><text:span text:style-name="T18"> </text:span><text:span text:style-name="T19">e só executam a mudança quando a </text:span><text:span text:style-name="Source_20_Text"><text:span text:style-name="T5">action.type</text:span></text:span><text:span text:style-name="T18"> </text:span><text:span text:style-name="T19">da ação é reconhecida. Ou seja, cada </text:span><text:span text:style-name="Source_20_Text"><text:span text:style-name="T5">action</text:span></text:span><text:span text:style-name="T18"> </text:span><text:span text:style-name="T19">é enviada para todos os </text:span><text:span text:style-name="Source_20_Text"><text:span text:style-name="T5">reducers</text:span></text:span><text:span text:style-name="T18"> </text:span><text:span text:style-name="T19">, independente se ele a utiliza ou não, cabendo ao switch administrar a execução da </text:span><text:span text:style-name="Source_20_Text"><text:span text:style-name="T5">action</text:span></text:span><text:span text:style-name="T18"> </text:span><text:span text:style-name="T19">, com base na propriedade </text:span><text:span text:style-name="Source_20_Text"><text:span text:style-name="T5">type</text:span></text:span><text:span text:style-name="T18"> </text:span><text:span text:style-name="T19">.</text:span></text:p>
      <text:p text:style-name="P25"><text:span text:style-name="T19">Um detalhe importante é a forma que ocorre o acesso às informações do estado. Considerando que só existisse o </text:span><text:span text:style-name="Source_20_Text"><text:span text:style-name="T5">meuReducer</text:span></text:span><text:span text:style-name="T19"> e que temos uma chave email nele, para acessar o valor dessa chave bastava utilizar </text:span><text:span text:style-name="Source_20_Text"><text:span text:style-name="T5">state.email</text:span></text:span><text:span text:style-name="T19"> , já que o </text:span><text:span text:style-name="Source_20_Text"><text:span text:style-name="T5">meuReducer</text:span></text:span><text:span text:style-name="T19"> era acessado diretamente. Agora, ao utilizar a combinação, é preciso especificar qual o </text:span><text:span text:style-name="Source_20_Text"><text:span text:style-name="T5">reducer</text:span></text:span><text:span text:style-name="T19"> que gerencia este estado, então acessaríamos através de </text:span><text:span text:style-name="Source_20_Text"><text:span text:style-name="T5">state.meuReducer.email</text:span></text:span><text:span text:style-name="T19"> . É como se cada reducer fosse uma gaveta de um arquivo (a store) e, para acessar os dados da gaveta, é preciso abri-la!</text:span></text:p>
      <text:h text:style-name="Heading_20_1" text:outline-level="1">Subscribe</text:h>
      <text:p text:style-name="P25"><text:span text:style-name="T19">Ele adiciona um </text:span><text:span text:style-name="Emphasis"><text:span text:style-name="T24">listener </text:span></text:span><text:span text:style-name="T19">que executará uma </text:span><text:span text:style-name="Emphasis"><text:span text:style-name="T24">callback </text:span></text:span><text:span text:style-name="T19">toda vez que uma </text:span><text:span text:style-name="Source_20_Text"><text:span text:style-name="T5">action</text:span></text:span><text:span text:style-name="T18"> </text:span><text:span text:style-name="T19">for despachada.</text:span></text:p>
      <text:h text:style-name="Heading_20_1" text:outline-level="1">Day 2: <text:span text:style-name="T28">redux no react</text:span></text:h>
      <text:p text:style-name="P14">23/02</text:p>
      <text:p text:style-name="P14"><text:span text:style-name="T19">Quando você utiliza </text:span><text:span text:style-name="Strong_20_Emphasis"><text:span text:style-name="T26">Redux </text:span></text:span><text:span text:style-name="T19">com algum </text:span><text:span text:style-name="Emphasis"><text:span text:style-name="T24">UI framework </text:span></text:span><text:span text:style-name="T19">( </text:span><text:span text:style-name="Emphasis"><text:span text:style-name="T24">User Interface Framework </text:span></text:span><text:span text:style-name="T19">), é comum usar alguma biblioteca para realizar a conexão ( </text:span><text:span text:style-name="Emphasis"><text:span text:style-name="T24">binding </text:span></text:span><text:span text:style-name="T19">) entre o </text:span><text:span text:style-name="Strong_20_Emphasis"><text:span text:style-name="T26">Redux </text:span></text:span><text:span text:style-name="T19">e o </text:span><text:span text:style-name="Emphasis"><text:span text:style-name="T24">framework </text:span></text:span><text:span text:style-name="T19">. No caso do </text:span><text:span text:style-name="Strong_20_Emphasis"><text:span text:style-name="T26">React </text:span></text:span><text:span text:style-name="T19">, a biblioteca </text:span><text:span text:style-name="Strong_20_Emphasis"><text:span text:style-name="T26">React Redux </text:span></text:span><text:span text:style-name="T19">é quem faz essa conexão e pode ser instalada em sua aplicação através do comando:</text:span></text:p>
      <text:p text:style-name="P13">npm install react-redux</text:p>
      <text:h text:style-name="P21" text:outline-level="4"><text:soft-page-break/>Configurando Redux com React</text:h>
      <text:p text:style-name="P18"><text:span text:style-name="T4">Agora que relembramos todos estes conceitos, podemos criar e configurar uma aplicação React que utilizará </text:span><text:span text:style-name="Strong_20_Emphasis"><text:span text:style-name="T3">Redux </text:span></text:span><text:span text:style-name="T4">.</text:span></text:p>
      <text:p text:style-name="P19">Primeiro, criamos nossa aplicação React:</text:p>
      <text:p text:style-name="P12">npx create-react-app my-app</text:p>
      <text:p text:style-name="P12">Depois, instalamos as dependências:</text:p>
      <text:p text:style-name="P12">npm install redux react-redux</text:p>
      <text:p text:style-name="P23"><text:span text:style-name="Source_20_Text"><text:span text:style-name="T1">redux</text:span></text:span><text:span text:style-name="T4"> é a biblioteca que possui a implementação do </text:span><text:span text:style-name="Strong_20_Emphasis"><text:span text:style-name="T3">Redux </text:span></text:span><text:span text:style-name="T4">;</text:span></text:p>
      <text:p text:style-name="P24"><text:span text:style-name="Source_20_Text"><text:span text:style-name="T1">react-redux</text:span></text:span><text:span text:style-name="T4"> é a biblioteca que realiza a conexão entre o </text:span><text:span text:style-name="Strong_20_Emphasis"><text:span text:style-name="T3">Redux </text:span></text:span><text:span text:style-name="T4">e o </text:span><text:span text:style-name="Strong_20_Emphasis"><text:span text:style-name="T3">React </text:span></text:span><text:span text:style-name="T4">.</text:span></text:p>
      <text:p text:style-name="P12">A primeira coisa que precisamos fazer, ao implementar o <text:span text:style-name="Strong_20_Emphasis"><text:span text:style-name="T17">Redux </text:span></text:span>em nossa aplicação React, é criar a nossa fonte universal de estados, o <text:span text:style-name="Strong_20_Emphasis"><text:span text:style-name="T17">Store </text:span></text:span>.</text:p>
      <text:p text:style-name="P2"><text:span text:style-name="T4">A função </text:span><text:span text:style-name="Source_20_Text"><text:span text:style-name="T1">createStore</text:span></text:span><text:span text:style-name="T4"> sempre receberá como parâmetro um </text:span><text:span text:style-name="Source_20_Text"><text:span text:style-name="T1">rootReducer</text:span></text:span><text:span text:style-name="T4"> . Portanto, deve-se criar um </text:span><text:span text:style-name="Source_20_Text"><text:span text:style-name="T1">rootReducer</text:span></text:span><text:span text:style-name="T4"> no arquivo </text:span><text:span text:style-name="Source_20_Text"><text:span text:style-name="T1">src/reducers/index.js</text:span></text:span><text:span text:style-name="T4"> .</text:span></text:p>
      <text:p text:style-name="P24"><text:span text:style-name="T4">Dica: Para facilitar a utilização do Redux, recomendamos fortemente que você instale a extensão </text:span><text:span text:style-name="Source_20_Text"><text:span text:style-name="T1">Redux Devtools</text:span></text:span><text:span text:style-name="T4"> . E adicione o pacote </text:span><text:span text:style-name="Source_20_Text"><text:span text:style-name="T1">redux-devtools-extension</text:span></text:span><text:span text:style-name="T4"> com o seguinte comando: </text:span><text:span text:style-name="Source_20_Text"><text:span text:style-name="T1">npm install --save redux-devtools-extension</text:span></text:span></text:p>
      <text:p text:style-name="P12">Como dito anteriormente, a função <text:span text:style-name="Source_20_Text"><text:span text:style-name="T5">createStore</text:span></text:span> precisa receber como parâmetro um <text:span text:style-name="Source_20_Text"><text:span text:style-name="T5">rootReducer</text:span></text:span> , que por sua vez recebe <text:span text:style-name="Strong_20_Emphasis"><text:span text:style-name="T17">todos os reducers da aplicação como um objeto </text:span></text:span>no parâmetro da função <text:span text:style-name="Source_20_Text"><text:span text:style-name="T5">combineReducers</text:span></text:span> .</text:p>
      <text:p text:style-name="P2"><text:span text:style-name="T4">O método </text:span><text:span text:style-name="Source_20_Text"><text:span text:style-name="T1">combineReducers</text:span></text:span><text:span text:style-name="T4"> que, como diz seu nome, combina </text:span><text:span text:style-name="Source_20_Text"><text:span text:style-name="T1">reducers</text:span></text:span><text:span text:style-name="T4"> , deve receber um objeto com os </text:span><text:span text:style-name="Source_20_Text"><text:span text:style-name="T1">reducers</text:span></text:span><text:span text:style-name="T4"> criados. </text:span><text:span text:style-name="Strong_20_Emphasis"><text:span text:style-name="T3">Sem ele, só poderíamos usar um </text:span></text:span><text:span text:style-name="Source_20_Text"><text:span text:style-name="T1">reducer</text:span></text:span><text:span text:style-name="T4"> </text:span><text:span text:style-name="Strong_20_Emphasis"><text:span text:style-name="T3">em nossa aplicação.</text:span></text:span></text:p>
      <text:p text:style-name="P24"><text:span text:style-name="T4">Dica: Mesmo que tenhamos apenas um </text:span><text:span text:style-name="Source_20_Text"><text:span text:style-name="T1">reducer</text:span></text:span><text:span text:style-name="T4"> é uma boa prática que utilizemos o </text:span><text:span text:style-name="Source_20_Text"><text:span text:style-name="T1">combineReducers</text:span></text:span><text:span text:style-name="T4"> , pois caso nossa aplicação cresça e necessite de mais de um </text:span><text:span text:style-name="Source_20_Text"><text:span text:style-name="T1">reducer</text:span></text:span><text:span text:style-name="T4"> não será necessário alterar sua lógica.</text:span></text:p>
      <text:p text:style-name="P3">Vamos analisar o que está acontencedo:</text:p>
      <text:list xml:id="list939239851" text:style-name="L1">
        <text:list-item>
          <text:p text:style-name="P31">Primeiro, definimos um estado inicial para nosso reducer;</text:p>
        </text:list-item>
        <text:list-item>
          <text:p text:style-name="P48">Um reducer deve receber como parâmetro um estado e uma ação;</text:p>
        </text:list-item>
        <text:list-item>
          <text:p text:style-name="P49"><text:span text:style-name="T4">A ação, por convenção, deve ser um objeto e possuir a key </text:span><text:span text:style-name="Emphasis"><text:span text:style-name="T4">type </text:span></text:span><text:span text:style-name="T4">. É essa key que define como o </text:span><text:span text:style-name="Source_20_Text"><text:span text:style-name="T1">reducer</text:span></text:span><text:span text:style-name="T4"> vai manipular o estado.</text:span></text:p>
        </text:list-item>
        <text:list-item>
          <text:p text:style-name="P48">Então combinamos os reducers dentro do arquivo contendo o rootReducer.</text:p>
        </text:list-item>
      </text:list>
      <text:p text:style-name="P6"><text:span text:style-name="T20">Chamadas de </text:span><text:span text:style-name="Source_20_Text"><text:span text:style-name="T2">action creators</text:span></text:span><text:span text:style-name="T20"> , essas funções apenas criam e retornam uma action. Utilizamos as </text:span><text:span text:style-name="Source_20_Text"><text:span text:style-name="T2">action creators</text:span></text:span><text:span text:style-name="T20"> porque nos trazem alguns benefícios em códigos mais complexos. Imagine ter que escrever esse objeto no seu código sempre que precisar enviar uma ação para o </text:span><text:span text:style-name="Source_20_Text"><text:span text:style-name="T2">reducer</text:span></text:span><text:span text:style-name="T20"> , estaríamos tendo um trabalho repetitivo desnecessário, outra vantagem é que dessa forma também padronizamos a ação, evitando possíveis erros caso ela seja utilizada várias vezes.</text:span></text:p>
      <text:p text:style-name="P7"><text:soft-page-break/><text:span text:style-name="T20">Ao implementar os componentes é preciso conectá-los ao </text:span><text:span text:style-name="Strong_20_Emphasis"><text:span text:style-name="T27">Redux </text:span></text:span><text:span text:style-name="T20">. Primeiramente é preciso importar e adicionar os componentes à página que precisará renderizar os mesmos.</text:span></text:p>
      <text:p text:style-name="P7"><text:span text:style-name="T20">O método </text:span><text:span text:style-name="Source_20_Text"><text:span text:style-name="T2">connect</text:span></text:span><text:span text:style-name="T20"> nos dá acesso a </text:span><text:span text:style-name="Source_20_Text"><text:span text:style-name="T2">store</text:span></text:span><text:span text:style-name="T20"> do Redux. A sua estrutura se dá da seguinte forma: </text:span><text:span text:style-name="Source_20_Text"><text:span text:style-name="T2">connect()()</text:span></text:span><text:span text:style-name="T20"> .</text:span></text:p>
      <text:p text:style-name="Standard"><text:span text:style-name="T4">Nos primeiros parênteses, devem estar presentes os métodos nativos do Redux. No caso de utilizar somente o </text:span><text:span text:style-name="Source_20_Text"><text:span text:style-name="T1">mapDispatchToProps</text:span></text:span><text:span text:style-name="T4"> , o primeiro parâmetro desses parênteses deverá ser </text:span><text:span text:style-name="Source_20_Text"><text:span text:style-name="T1">null</text:span></text:span><text:span text:style-name="T4"> , já no caso de utilizar somente o </text:span><text:span text:style-name="Source_20_Text"><text:span text:style-name="T1">mapStateToProps</text:span></text:span><text:span text:style-name="T4"> , que veremos logo a frente, o segundo parâmetro desses parênteses deverá ser </text:span><text:span text:style-name="Source_20_Text"><text:span text:style-name="T1">null</text:span></text:span><text:span text:style-name="T4"> . Portanto, no caso de utilizar ambos </text:span><text:span text:style-name="Source_20_Text"><text:span text:style-name="T1">mapStateToProps</text:span></text:span><text:span text:style-name="T4"> e </text:span><text:span text:style-name="Source_20_Text"><text:span text:style-name="T1">mapDispatchToProps</text:span></text:span><text:span text:style-name="T4"> , essa é a sintaxe que o </text:span><text:span text:style-name="Source_20_Text"><text:span text:style-name="T1">connect</text:span></text:span><text:span text:style-name="T4"> apresentará:</text:span></text:p>
      <text:p text:style-name="P5"/>
      <text:p text:style-name="P4">export default connect(mapStateToProps, mapDispatchToProps)(Component)</text:p>
      <text:p text:style-name="P4"/>
      <text:p text:style-name="P8"><text:span text:style-name="T20">O dispatch é uma função da Redux store. </text:span><text:span text:style-name="Emphasis"><text:span text:style-name="T25">Lembra que você precisa chamar uma </text:span></text:span><text:span text:style-name="Emphasis"><text:span text:style-name="Strong_20_Emphasis"><text:span text:style-name="T25">store.dispatch </text:span></text:span></text:span><text:span text:style-name="Emphasis"><text:span text:style-name="T25">para despachar uma ação com JavaScript puro? </text:span></text:span><text:span text:style-name="T20">Então, o mapDispatchToProps tem acesso à essa função da store, e é </text:span><text:span text:style-name="Strong_20_Emphasis"><text:span text:style-name="T27">através dela que você conseguirá enviar a ação para alterar o estado da aplicação </text:span></text:span><text:span text:style-name="T20">.</text:span></text:p>
      <text:p text:style-name="P8"><text:span text:style-name="T20">Outra observação importante é que as estruturas dos métodos </text:span><text:span text:style-name="Source_20_Text"><text:span text:style-name="T6">mapStateToProps</text:span></text:span><text:span text:style-name="T20"> e </text:span><text:span text:style-name="Source_20_Text"><text:span text:style-name="T6">mapDispatchToProps</text:span></text:span><text:span text:style-name="T20"> sempre serão as mesmas, o que mudará são as propriedades que vamos acessar ou actions que vamos disparar.</text:span></text:p>
      <text:p text:style-name="P8"><text:span text:style-name="T20">O </text:span><text:span text:style-name="Strong_20_Emphasis"><text:span text:style-name="T27">mapDispatchToProps </text:span></text:span><text:span text:style-name="T20">, assim como o </text:span><text:span text:style-name="Strong_20_Emphasis"><text:span text:style-name="T27">mapStateToProps </text:span></text:span><text:span text:style-name="T20">, podem ser criados via funções convencionais ou arrow functions. </text:span><text:span text:style-name="Strong_20_Emphasis"><text:span text:style-name="T27">O que é indispensável é que o retorno seja um objeto, pois é assim que o Redux o espera.</text:span></text:span></text:p>
      <text:p text:style-name="P8"><text:span text:style-name="Strong_20_Emphasis"><text:span text:style-name="T21">Lembre-se: a única maneira de enviarmos uma </text:span></text:span><text:span text:style-name="Strong_20_Emphasis"><text:span text:style-name="Source_20_Text"><text:span text:style-name="T6">action</text:span></text:span></text:span><text:span text:style-name="Strong_20_Emphasis"><text:span text:style-name="T21"> para um </text:span></text:span><text:span text:style-name="Strong_20_Emphasis"><text:span text:style-name="Source_20_Text"><text:span text:style-name="T6">reducer</text:span></text:span></text:span><text:span text:style-name="Strong_20_Emphasis"><text:span text:style-name="T21"> é fazendo seu </text:span></text:span><text:span text:style-name="Strong_20_Emphasis"><text:span text:style-name="Source_20_Text"><text:span text:style-name="T6">dispatch</text:span></text:span></text:span><text:span text:style-name="Strong_20_Emphasis"><text:span text:style-name="T21"> .</text:span></text:span></text:p>
      <text:p text:style-name="P8"><text:span text:style-name="Strong_20_Emphasis"><text:span text:style-name="T21"/></text:span></text:p>
      <text:h text:style-name="P22" text:outline-level="4"><text:span text:style-name="Strong_20_Emphasis"><text:span text:style-name="T21">Checklist react-redux: Passo a passo para guardar no coração e colar na parede</text:span></text:span></text:h>
      <text:list xml:id="list419632293" text:style-name="L2">
        <text:list-header>
          <text:p text:style-name="P32"/>
        </text:list-header>
      </text:list>
      <text:p text:style-name="P8"><text:span text:style-name="Strong_20_Emphasis"><text:span text:style-name="T21"/></text:span></text:p>
      <text:list xml:id="list3562652657" text:style-name="L3">
        <text:list-item>
          <text:p text:style-name="P33"><text:span text:style-name="Strong_20_Emphasis"><text:span text:style-name="T21">npx create-react-app my-app-redux;</text:span></text:span></text:p>
        </text:list-item>
        <text:list-item>
          <text:p text:style-name="P50">npm install redux react-redux;</text:p>
        </text:list-item>
        <text:list-item>
          <text:p text:style-name="P50">npm install.</text:p>
        </text:list-item>
      </text:list>
      <text:p text:style-name="Text_20_body"><text:span text:style-name="Emphasis"><text:span text:style-name="T4">Criar dentro do diretório src:</text:span></text:span></text:p>
      <text:list xml:id="list3026616870" text:style-name="L4">
        <text:list-item>
          <text:p text:style-name="P34">diretório actions;</text:p>
        </text:list-item>
        <text:list-item>
          <text:p text:style-name="P51">diretório reducers;</text:p>
        </text:list-item>
        <text:list-item>
          <text:p text:style-name="P51">diretório store.</text:p>
        </text:list-item>
      </text:list>
      <text:p text:style-name="Text_20_body"><text:span text:style-name="Emphasis"><text:span text:style-name="T4">Criar dentro do diretório actions:</text:span></text:span></text:p>
      <text:list xml:id="list3116946962" text:style-name="L5">
        <text:list-item>
          <text:p text:style-name="P35"><text:soft-page-break/>arquivo index.js.</text:p>
        </text:list-item>
      </text:list>
      <text:p text:style-name="Text_20_body"><text:span text:style-name="Emphasis"><text:span text:style-name="T4">Criar dentro do diretório reducers:</text:span></text:span></text:p>
      <text:list xml:id="list281756859" text:style-name="L6">
        <text:list-item>
          <text:p text:style-name="P36">arquivo index.js.</text:p>
        </text:list-item>
      </text:list>
      <text:p text:style-name="Text_20_body"><text:span text:style-name="Emphasis"><text:span text:style-name="T4">Criar dentro do diretório store:</text:span></text:span></text:p>
      <text:list xml:id="list970600226" text:style-name="L7">
        <text:list-item>
          <text:p text:style-name="P37">arquivo index.js.</text:p>
        </text:list-item>
      </text:list>
      <text:p text:style-name="Text_20_body"><text:span text:style-name="Emphasis"><text:span text:style-name="T4">Em src/index.js:</text:span></text:span></text:p>
      <text:list xml:id="list2397810459" text:style-name="L8">
        <text:list-item>
          <text:p text:style-name="P38">definir o Provider, <text:span text:style-name="Source_20_Text"><text:span text:style-name="T1">&lt;Provider store={ store }&gt;</text:span></text:span> , para fornecer os estados à todos os componentes encapsulados em <text:span text:style-name="Source_20_Text"><text:span text:style-name="T1">&lt;App /&gt;</text:span></text:span> .</text:p>
        </text:list-item>
      </text:list>
      <text:p text:style-name="Text_20_body"><text:span text:style-name="Strong_20_Emphasis"><text:span text:style-name="T3">Se a sua aplicação não terá outras páginas, não é necessário configurar as rotas. Caso contrário:</text:span></text:span></text:p>
      <text:list xml:id="list2847880248" text:style-name="L9">
        <text:list-item>
          <text:p text:style-name="P39">npm install react-router-dom@v5;</text:p>
        </text:list-item>
      </text:list>
      <text:p text:style-name="Text_20_body"><text:span text:style-name="Emphasis"><text:span text:style-name="T4">Em src/index.js:</text:span></text:span></text:p>
      <text:list xml:id="list714491171" text:style-name="L10">
        <text:list-item>
          <text:p text:style-name="P40">definir o BrowserRouter, <text:span text:style-name="Source_20_Text"><text:span text:style-name="T1">&lt;BrowserRouter&gt;</text:span></text:span> .</text:p>
        </text:list-item>
      </text:list>
      <text:p text:style-name="Text_20_body"><text:span text:style-name="Emphasis"><text:span text:style-name="T4">No arquivo App.js:</text:span></text:span></text:p>
      <text:list xml:id="list889777168" text:style-name="L11">
        <text:list-item>
          <text:p text:style-name="P41">definir o Switch, <text:span text:style-name="Source_20_Text"><text:span text:style-name="T1">&lt;Switch&gt;</text:span></text:span> ;</text:p>
        </text:list-item>
        <text:list-item>
          <text:p text:style-name="P52">definir a Route, <text:span text:style-name="Source_20_Text"><text:span text:style-name="T1">&lt;Route&gt;</text:span></text:span> .</text:p>
        </text:list-item>
      </text:list>
      <text:p text:style-name="P18"><text:span text:style-name="Strong_20_Emphasis"><text:span text:style-name="T3">O BrowserRouter, o Switch e a Route são três componentes essenciais para trabalhar rotas em React.</text:span></text:span></text:p>
      <text:p text:style-name="Text_20_body"><text:span text:style-name="Emphasis"><text:span text:style-name="T4">Caso necessário:</text:span></text:span></text:p>
      <text:list xml:id="list3007112438" text:style-name="L12">
        <text:list-item>
          <text:p text:style-name="P42">criar o diretório components;</text:p>
        </text:list-item>
        <text:list-item>
          <text:p text:style-name="P53">criar o diretório pages.</text:p>
        </text:list-item>
      </text:list>
      <text:p text:style-name="Text_20_body"><text:span text:style-name="Emphasis"><text:span text:style-name="T4">No arquivo store/index.js:</text:span></text:span></text:p>
      <text:list xml:id="list327425546" text:style-name="L13">
        <text:list-item>
          <text:p text:style-name="P43">importar o rootReducer e criar a store;</text:p>
        </text:list-item>
        <text:list-item>
          <text:p text:style-name="P54">configurar o Redux DevTools.</text:p>
        </text:list-item>
      </text:list>
      <text:p text:style-name="Text_20_body"><text:span text:style-name="Emphasis"><text:span text:style-name="T4">Na pasta reducers:</text:span></text:span></text:p>
      <text:list xml:id="list1979434663" text:style-name="L14">
        <text:list-item>
          <text:p text:style-name="P44">criar os reducers necessários;</text:p>
        </text:list-item>
        <text:list-item>
          <text:p text:style-name="P55">configurar os exports do arquivo index.js.</text:p>
        </text:list-item>
      </text:list>
      <text:p text:style-name="Text_20_body"><text:span text:style-name="Emphasis"><text:span text:style-name="T4">Na pasta actions:</text:span></text:span></text:p>
      <text:list xml:id="list384744409" text:style-name="L15">
        <text:list-item>
          <text:p text:style-name="P45">criar os actionTypes;</text:p>
        </text:list-item>
        <text:list-item>
          <text:p text:style-name="P56">criar as actions necessárias.</text:p>
        </text:list-item>
      </text:list>
      <text:p text:style-name="Text_20_body"><text:span text:style-name="Emphasis"><text:span text:style-name="T4">Nos componentes:</text:span></text:span></text:p>
      <text:list xml:id="list2459861013" text:style-name="L16">
        <text:list-item>
          <text:p text:style-name="P46">criar a função mapStateToProps se necessário;</text:p>
        </text:list-item>
        <text:list-item>
          <text:p text:style-name="P57">criar a função mapDispatchToProps se necessário;</text:p>
        </text:list-item>
        <text:list-item>
          <text:p text:style-name="P57">fazer o connect se necessário.</text:p>
        </text:list-item>
      </text:list>
      <text:p text:style-name="P18"><text:span text:style-name="Emphasis"><text:span text:style-name="T4">#theend</text:span></text:span></text:p>
      <text:h text:style-name="Heading_20_1" text:outline-level="1"><text:soft-page-break/><text:line-break/><text:span text:style-name="T29">Prática</text:span></text:h>
      <text:p text:style-name="P15">24/02/22</text:p>
      <text:p text:style-name="P15">No redux definimos o state novo toda vez que mechemos nele.</text:p>
      <text:p text:style-name="P15">Usar concat() para criar um novo array → const newMeuArray = meuArray.concat();</text:p>
      <text:p text:style-name="P15">Dentro do concat posso colocar valores.</text:p>
      <text:p text:style-name="P15"/>
      <text:p text:style-name="P15">Page: does ir mutate → lista funções que alteram um array ou apenas retorna: https://doesitmutate.xyz/</text:p>
      <text:p text:style-name="P15"><text:span text:style-name="T19">Para utilizar o </text:span><text:span text:style-name="Strong_20_Emphasis"><text:span text:style-name="T26">Redux </text:span></text:span><text:span text:style-name="T19">com mais tranquilidade, devemos sempre nos lembrar de que o </text:span><text:span text:style-name="Source_20_Text"><text:span text:style-name="T5">state</text:span></text:span><text:span text:style-name="T18"> </text:span><text:span text:style-name="T19">é </text:span><text:span text:style-name="Strong_20_Emphasis"><text:span text:style-name="T26">imutável </text:span></text:span><text:span text:style-name="T19">. Isso significa que só podemos usar métodos que façam </text:span><text:span text:style-name="Emphasis"><text:span text:style-name="T24">clonagem </text:span></text:span><text:span text:style-name="T19">e não podemos usar métodos que façam </text:span><text:span text:style-name="Emphasis"><text:span text:style-name="T24">mutação </text:span></text:span><text:span text:style-name="T19">.</text:span></text:p>
      <text:p text:style-name="P9"><text:span text:style-name="T23">No </text:span><text:span text:style-name="Emphasis"><text:span text:style-name="T23">JavaScript </text:span></text:span><text:span text:style-name="T23">há vários </text:span><text:span text:style-name="Emphasis"><text:span text:style-name="T23">métodos </text:span></text:span><text:span text:style-name="T23">para trabalhar com arrays. Podemos dividí-los entre os métodos que, ao realizar a sua função, </text:span><text:span text:style-name="Strong_20_Emphasis"><text:span text:style-name="T22">não </text:span></text:span><text:span text:style-name="T23">criam um novo array, ou seja, causam </text:span><text:span text:style-name="Emphasis"><text:span text:style-name="T23">mutação </text:span></text:span><text:span text:style-name="T23">no array já existente, e os que criam um novo array, sem alterar o array antigo, ou seja, fazem </text:span><text:span text:style-name="Emphasis"><text:span text:style-name="T23">clonagem </text:span></text:span><text:span text:style-name="T23">.</text:span></text:p>
      <text:p text:style-name="Standard"><text:span text:style-name="T4">Sabendo disso, e tendo a regra nítida de que a </text:span><text:span text:style-name="Source_20_Text"><text:span text:style-name="T1">Store</text:span></text:span><text:span text:style-name="T4"> deve ser imutável, só podemos trabalhar com métodos que façam </text:span><text:span text:style-name="Emphasis"><text:span text:style-name="T4">clonagem </text:span></text:span><text:span text:style-name="T4">e nunca com os métodos que fazem </text:span><text:span text:style-name="Emphasis"><text:span text:style-name="T4">mutação </text:span></text:span><text:span text:style-name="T4">. Em resumo, a </text:span><text:span text:style-name="Emphasis"><text:span text:style-name="T4">mutação </text:span></text:span><text:span text:style-name="T4">atualiza um valor já existente na memória e a </text:span><text:span text:style-name="Emphasis"><text:span text:style-name="T4">clonagem </text:span></text:span><text:span text:style-name="T4">cria um novo valor separado, mantendo o antigo intacto.</text:span></text:p>
      <text:p text:style-name="P15"><text:span text:style-name="T23">Aqui estamos utilizando o método </text:span><text:span text:style-name="Source_20_Text"><text:span text:style-name="T1">concat</text:span></text:span><text:span text:style-name="T23"> porque esse método faz </text:span><text:span text:style-name="Emphasis"><text:span text:style-name="T23">clonagem </text:span></text:span><text:span text:style-name="T23">. Isto é, ele cria um novo array com os valores atualizados </text:span><text:span text:style-name="Strong_20_Emphasis"><text:span text:style-name="T22">MAS NÃO </text:span></text:span><text:span text:style-name="T23">atualiza a variável </text:span><text:span text:style-name="Source_20_Text"><text:span text:style-name="T1">clonagemTeste</text:span></text:span><text:span text:style-name="T23"> para que ela </text:span><text:span text:style-name="Emphasis"><text:span text:style-name="T23">aponte </text:span></text:span><text:span text:style-name="T23">para esse novo array. Logo, a variável </text:span><text:span text:style-name="Source_20_Text"><text:span text:style-name="T1">clonagemTeste</text:span></text:span><text:span text:style-name="T23"> ainda aponta para o array antigo! Sem uma reatribuição, o endereço atribuído a </text:span><text:span text:style-name="Source_20_Text"><text:span text:style-name="T1">clonagemTeste</text:span></text:span><text:span text:style-name="T23"> é o do valor antigo e por isso seu array não foi alterado. Ficou entendido? A </text:span><text:span text:style-name="Emphasis"><text:span text:style-name="T23">mutação </text:span></text:span><text:span text:style-name="T23">altera o valor para onde as duas variáveis apontam e a </text:span><text:span text:style-name="Emphasis"><text:span text:style-name="T23">clonagem </text:span></text:span><text:span text:style-name="T23">cria um novo valor e mantém o antigo intacto.</text:span></text:p>
      <text:h text:style-name="Heading_20_1" text:outline-level="1">Day 4: <text:span text:style-name="T30">actions assync</text:span></text:h>
      <text:p text:style-name="P16">25/02</text:p>
      <text:h text:style-name="Heading_20_2" text:outline-level="2">Reux Thunk</text:h>
      <text:list xml:id="list2037343417" text:style-name="L17">
        <text:list-item>
          <text:p text:style-name="P47"><text:span text:style-name="Source_20_Text"><text:span text:style-name="T1">redux-thunk</text:span></text:span><text:span text:style-name="T4"> é um </text:span><text:span text:style-name="Strong_20_Emphasis"><text:span text:style-name="T3">middleware </text:span></text:span><text:span text:style-name="T4">que, no contexto de uma aplicação </text:span><text:span text:style-name="Strong_20_Emphasis"><text:span text:style-name="Emphasis"><text:span text:style-name="T3">Redux </text:span></text:span></text:span><text:span text:style-name="T4">, nada mais é que um </text:span><text:span text:style-name="Strong_20_Emphasis"><text:span text:style-name="T3">interceptador </text:span></text:span><text:span text:style-name="T4">que captura </text:span><text:span text:style-name="Strong_20_Emphasis"><text:span text:style-name="T3">todas </text:span></text:span><text:span text:style-name="T4">as </text:span><text:span text:style-name="Source_20_Text"><text:span text:style-name="T1">actions</text:span></text:span><text:span text:style-name="T4"> enviadas pela </text:span><text:span text:style-name="Source_20_Text"><text:span text:style-name="T1">store</text:span></text:span><text:span text:style-name="T4"> </text:span><text:span text:style-name="Strong_20_Emphasis"><text:span text:style-name="T3">antes </text:span></text:span><text:span text:style-name="T4">delas chegarem a um </text:span><text:span text:style-name="Source_20_Text"><text:span text:style-name="T1">reducer</text:span></text:span><text:span text:style-name="T4"> . Ou seja, fazendo analogia com pedido online de produto, se a </text:span><text:span text:style-name="Source_20_Text"><text:span text:style-name="T1">action</text:span></text:span><text:span text:style-name="T4"> fosse o </text:span><text:soft-page-break/><text:span text:style-name="T4">produto que você comprou em algum site, e o </text:span><text:span text:style-name="Source_20_Text"><text:span text:style-name="T1">reducer</text:span></text:span><text:span text:style-name="T4"> fosse você, o </text:span><text:span text:style-name="Strong_20_Emphasis"><text:span text:style-name="T3">middleware </text:span></text:span><text:span text:style-name="T4">seria o correio, que intercepta o produto antes de chegar até você para garantir que ele chegue como se deve. Depois, se quiser ler mais sobre </text:span><text:span text:style-name="Strong_20_Emphasis"><text:span text:style-name="T3">middlewares </text:span></text:span><text:span text:style-name="T4">, acesse o </text:span><text:span text:style-name="Emphasis"><text:span text:style-name="T4">Redux - Middleware </text:span></text:span><text:span text:style-name="T4">na sessão de recursos adicionais.</text:span></text:p>
        </text:list-item>
        <text:list-item>
          <text:p text:style-name="P58"><text:span text:style-name="T4">Para fazer uso do </text:span><text:span text:style-name="Source_20_Text"><text:span text:style-name="T1">redux-thunk</text:span></text:span><text:span text:style-name="T4"> , é preciso instalá-lo via </text:span><text:span text:style-name="Source_20_Text"><text:span text:style-name="T1">npm</text:span></text:span><text:span text:style-name="T4"> :</text:span></text:p>
          <text:p text:style-name="P58">npm install redux-thunk</text:p>
        </text:list-item>
        <text:list-item>
          <text:p text:style-name="P58">Para habilitar o uso dele na sua aplicação, é preciso fazer uso da função <text:span text:style-name="Source_20_Text"><text:span text:style-name="T1">applyMiddleware()</text:span></text:span> do <text:span text:style-name="Strong_20_Emphasis"><text:span text:style-name="Emphasis"><text:span text:style-name="T3">Redux </text:span></text:span></text:span>:</text:p>
        </text:list-item>
        <text:list-item>
          <text:p text:style-name="P58"><text:span text:style-name="Strong_20_Emphasis"><text:span text:style-name="T26">Dica: </text:span></text:span><text:span text:style-name="T19">Para usar o </text:span><text:span text:style-name="Source_20_Text"><text:span text:style-name="T5">redux-thunk</text:span></text:span><text:span text:style-name="T18"> </text:span><text:span text:style-name="T19">junto com o </text:span><text:span text:style-name="Source_20_Text"><text:span text:style-name="T5">Redux Devtools</text:span></text:span><text:span text:style-name="T18"> </text:span><text:span text:style-name="T19">é preciso passar o </text:span><text:span text:style-name="Source_20_Text"><text:span text:style-name="T5">applyMiddleware(thunk)</text:span></text:span><text:span text:style-name="T18"> </text:span><text:span text:style-name="T19">como parâmetro para a função </text:span><text:span text:style-name="Source_20_Text"><text:span text:style-name="T5">composeWithDevTools</text:span></text:span></text:p>
        </text:list-item>
        <text:list-item>
          <text:p text:style-name="P58"><text:span text:style-name="Source_20_Text"><text:span text:style-name="T5">thunk</text:span></text:span><text:span text:style-name="Source_20_Text"><text:span text:style-name="T9"> </text:span></text:span><text:span text:style-name="Source_20_Text"><text:span text:style-name="T10">nada mais é do que uma função que encapsula uma operação para que ela seja feita posteriormente. Em termos práticos, isso significa que você está definindo uma função que vai ser </text:span></text:span><text:span text:style-name="Source_20_Text"><text:span text:style-name="Strong_20_Emphasis"><text:span text:style-name="T11">retornada </text:span></text:span></text:span><text:span text:style-name="Source_20_Text"><text:span text:style-name="T10">por uma outra função com mais lógica adicionada a ela.</text:span></text:span></text:p>
        </text:list-item>
        <text:list-item>
          <text:p text:style-name="P59"><text:span text:style-name="Source_20_Text"><text:span text:style-name="T5">Com redux-thunk , você consegue definir uma action creator </text:span></text:span><text:span text:style-name="Source_20_Text"><text:span text:style-name="Strong_20_Emphasis"><text:span text:style-name="T7">que retorna uma função </text:span></text:span></text:span><text:span text:style-name="Source_20_Text"><text:span text:style-name="T5">(que será invocada pelo redux-thunk ) </text:span></text:span><text:span text:style-name="Source_20_Text"><text:span text:style-name="Strong_20_Emphasis"><text:span text:style-name="T7">em vez de retornar somente um objeto (o que você tem feito até a aula de hoje) </text:span></text:span></text:span><text:span text:style-name="Source_20_Text"><text:span text:style-name="T5">. Na função retornada você pode realizar uma operação assíncrona, como fazer chamadas de </text:span></text:span><text:span text:style-name="Source_20_Text"><text:span text:style-name="Strong_20_Emphasis"><text:span text:style-name="T7">API </text:span></text:span></text:span><text:span text:style-name="Source_20_Text"><text:span text:style-name="T5">e, uma vez finalizada a operação, você consegue enviar uma action com os dados obtidos por ela, da mesma forma que tem feito até então. Note a conveniência que isso traz: toda essa lógica de lidar com operações assíncronas está encapsulada na sua respectiva action assíncrona, deixando transparente para quem for fazer uso dela, que para o seu caso seriam os componentes </text:span></text:span><text:span text:style-name="Source_20_Text"><text:span text:style-name="Strong_20_Emphasis"><text:span text:style-name="Emphasis"><text:span text:style-name="T8">React </text:span></text:span></text:span></text:span><text:span text:style-name="Source_20_Text"><text:span text:style-name="T5">! Sob a perspectiva do componente, ele estaria consumindo uma action como uma outra qualquer!</text:span></text:span></text:p>
        </text:list-item>
        <text:list-item>
          <text:p text:style-name="P59"><text:span text:style-name="T4">Para ser devidamente usada pelo </text:span><text:span text:style-name="Source_20_Text"><text:span text:style-name="T1">redux-thunk</text:span></text:span><text:span text:style-name="T4"> a </text:span><text:span text:style-name="Source_20_Text"><text:span text:style-name="T1">action creator</text:span></text:span><text:span text:style-name="T4"> precisa retornar uma função, que pode fazer uso de </text:span><text:span text:style-name="Source_20_Text"><text:span text:style-name="T1">dispatch</text:span></text:span><text:span text:style-name="T4"> e </text:span><text:span text:style-name="Source_20_Text"><text:span text:style-name="T1">getState</text:span></text:span><text:span text:style-name="T4"> da </text:span><text:span text:style-name="Source_20_Text"><text:span text:style-name="T1">store</text:span></text:span><text:span text:style-name="T4"> como parâmetros.</text:span></text:p>
        </text:list-item>
        <text:list-item>
          <text:p text:style-name="P27"><text:span text:style-name="Source_20_Text"><text:span text:style-name="T5">Em síntese, um thunk nada mais é do que uma action que, quando despachada, faz uma requisição assíncrona e aguarda o resultado da requisição, podendo disparar uma ação em caso de sucesso (tratando as informações recebidas) ou disparando outra ação em caso de falha para buscar a informação.</text:span></text:span></text:p>
        </text:list-item>
      </text:list>
      <text:p text:style-name="Standard"><text:line-break/></text:p>
      <text:h text:style-name="Heading_20_1" text:outline-level="1">Day 5: teste redux</text:h>
      <text:p text:style-name="P17">03/03/2021</text:p>
      <text:p text:style-name="P17">Como o react tem o renderWithRouter, o redux tem o renderWithRedux:</text:p>
      <text:p text:style-name="P26"><text:span text:style-name="Source_20_Text"><text:span text:style-name="T12">const</text:span></text:span><text:span text:style-name="Source_20_Text"><text:span text:style-name="T13"> </text:span></text:span><text:span text:style-name="Source_20_Text"><text:span text:style-name="T15">renderWithRedux</text:span></text:span><text:span text:style-name="Source_20_Text"><text:span text:style-name="T13"> = (</text:span></text:span></text:p>
      <text:p text:style-name="P20"><text:span text:style-name="Source_20_Text"><text:span text:style-name="T14"><text:s text:c="2"/></text:span></text:span><text:span text:style-name="Source_20_Text"><text:span text:style-name="T13">component,</text:span></text:span></text:p>
      <text:p text:style-name="P20"><text:span text:style-name="Source_20_Text"><text:span text:style-name="T14"><text:s text:c="2"/></text:span></text:span><text:span text:style-name="Source_20_Text"><text:span text:style-name="T13">{ initialState, store = </text:span></text:span><text:span text:style-name="Source_20_Text"><text:span text:style-name="T15">createStore</text:span></text:span><text:span text:style-name="Source_20_Text"><text:span text:style-name="T13">(reducer, initialState) } = {}</text:span></text:span></text:p>
      <text:p text:style-name="P20"><text:soft-page-break/><text:span text:style-name="Source_20_Text"><text:span text:style-name="T13">) =&gt; {</text:span></text:span></text:p>
      <text:p text:style-name="P20"><text:span text:style-name="Source_20_Text"><text:span text:style-name="T14"><text:s text:c="2"/></text:span></text:span><text:span text:style-name="Source_20_Text"><text:span text:style-name="T12">return</text:span></text:span><text:span text:style-name="Source_20_Text"><text:span text:style-name="T13"> {</text:span></text:span></text:p>
      <text:p text:style-name="P20"><text:span text:style-name="Source_20_Text"><text:span text:style-name="T14"><text:s text:c="4"/></text:span></text:span><text:span text:style-name="Source_20_Text"><text:span text:style-name="T13">...</text:span></text:span><text:span text:style-name="Source_20_Text"><text:span text:style-name="T15">render</text:span></text:span><text:span text:style-name="Source_20_Text"><text:span text:style-name="T13">(&lt;Provider store={store}&gt;{component}&lt;/Provider&gt;),</text:span></text:span></text:p>
      <text:p text:style-name="P20"><text:span text:style-name="Source_20_Text"><text:span text:style-name="T14"><text:s text:c="4"/></text:span></text:span><text:span text:style-name="Source_20_Text"><text:span text:style-name="T13">store,</text:span></text:span></text:p>
      <text:p text:style-name="P20"><text:span text:style-name="Source_20_Text"><text:span text:style-name="T14"><text:s text:c="2"/></text:span></text:span><text:span text:style-name="Source_20_Text"><text:span text:style-name="T13">}</text:span></text:span></text:p>
      <text:p text:style-name="P20"><text:span text:style-name="Source_20_Text"><text:span text:style-name="T13">}</text:span></text:span></text:p>
      <text:p text:style-name="P29"><text:span text:style-name="T19">A função </text:span><text:span text:style-name="Source_20_Text"><text:span text:style-name="T5">renderWithRedux</text:span></text:span><text:span text:style-name="T18"> </text:span><text:span text:style-name="T19">recebe um componente como primeiro parâmetro e desconstrói um objeto como o segundo. Ele obtém o valor de uma chave </text:span><text:span text:style-name="Source_20_Text"><text:span text:style-name="T5">initialState</text:span></text:span><text:span text:style-name="T18"> </text:span><text:span text:style-name="T19">desse objeto e o armazena em uma variável com o mesmo nome. Além disso, ele atribui um valor padrão para a chave </text:span><text:span text:style-name="Source_20_Text"><text:span text:style-name="T5">store</text:span></text:span><text:span text:style-name="T18"> </text:span><text:span text:style-name="T19">, e esse valor é uma nova </text:span><text:span text:style-name="Source_20_Text"><text:span text:style-name="T5">store</text:span></text:span><text:span text:style-name="T18"> </text:span><text:span text:style-name="T19">criada com um </text:span><text:span text:style-name="Source_20_Text"><text:span text:style-name="T5">reducer</text:span></text:span><text:span text:style-name="T18"> </text:span><text:span text:style-name="T19">importado e o </text:span><text:span text:style-name="Source_20_Text"><text:span text:style-name="T5">initialState</text:span></text:span><text:span text:style-name="T18"> </text:span><text:span text:style-name="T19">que você acabou de desconstruir.</text:span></text:p>
      <text:p text:style-name="P29"><text:span text:style-name="T19"/></text:p>
      <text:p text:style-name="P30"><text:span text:style-name="T19">Para testar as api é preciso instalar: </text:span></text:p>
      <text:p text:style-name="P30"><text:a xlink:type="simple" xlink:href="https://www.npmjs.com/package/node-fetch" text:style-name="Internet_20_link" text:visited-style-name="Visited_20_Internet_20_Link"><text:span text:style-name="T19">https://www.npmjs.com/package/node-fetch</text:span></text:a></text:p>
      <text:p text:style-name="P30"><text:span text:style-name="T19">https://www.npmjs.com/package/fetch-mock-je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4:23:13.055357949</meta:creation-date>
    <dc:date>2022-03-03T20:56:19.058779836</dc:date>
    <meta:editing-duration>PT7H55M5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0" meta:paragraph-count="181" meta:word-count="2626" meta:character-count="15860" meta:non-whitespace-character-count="13369"/>
  </office:meta>
</office:document-meta>
</file>